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b024" officeooo:paragraph-rsid="0000b024"/>
    </style:style>
    <style:style style:name="P2" style:family="paragraph" style:parent-style-name="Standard" style:list-style-name="L1">
      <style:text-properties officeooo:rsid="0000b024" officeooo:paragraph-rsid="0000b0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get a previous version of a <text:s/>file:</text:p>
      <text:p text:style-name="P1"/>
      <text:list xml:id="list2515303371145941513" text:style-name="L1">
        <text:list-item>
          <text:p text:style-name="P2">Go onto the webpage of GitHub and log on</text:p>
        </text:list-item>
        <text:list-item>
          <text:p text:style-name="P2">Then go to the required repository and click on the file.</text:p>
        </text:list-item>
        <text:list-item>
          <text:p text:style-name="P2">On the right hand side, there is a button called „History“.</text:p>
        </text:list-item>
        <text:list-item>
          <text:p text:style-name="P2">Then you can see a list with all the different commits of that file and the corresponding Commit messages.</text:p>
        </text:list-item>
        <text:list-item>
          <text:p text:style-name="P2">On the right hand side, there is a button „&lt;&gt;“, which will bring you to the location of the corresponding file.</text:p>
        </text:list-item>
        <text:list-item>
          <text:p text:style-name="P2">To download it, you can just click on the button „Raw“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 </meta:initial-creator>
    <meta:creation-date>2014-11-18T11:21:47.062085241</meta:creation-date>
    <dc:date>2014-11-18T11:25:45.663222484</dc:date>
    <dc:creator>Christof </dc:creator>
    <meta:editing-duration>P0D</meta:editing-duration>
    <meta:editing-cycles>1</meta:editing-cycles>
    <meta:document-statistic meta:table-count="0" meta:image-count="0" meta:object-count="0" meta:page-count="1" meta:paragraph-count="7" meta:word-count="97" meta:character-count="481" meta:non-whitespace-character-count="396"/>
    <meta:generator>LibreOffice/4.1.3.2$Linux_X86_64 LibreOffice_project/410m0$Build-2</meta:generator>
  </office:meta>
</office:document-meta>
</file>